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6092b" officeooo:paragraph-rsid="0006092b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Git- <text:span text:style-name="T1">Open source version control s/w that was started by linus ..</text:span></text:p>
      <text:p text:style-name="P1"><text:span text:style-name="T1">(2005 git)</text:span></text:p>
      <text:p text:style-name="P1"><text:span text:style-name="T1">github- repository or web based graphicaltool that run git s/w...</text:span></text:p>
      <text:p text:style-name="P1"><text:span text:style-name="T1">cloud computing – pay as u go...</text:span></text:p>
      <text:p text:style-name="P1"><text:span text:style-name="T1">less storage , time saviong sacalable, mini risk</text:span></text:p>
      <text:p text:style-name="P1"><text:span text:style-name="T1">dis- less secure ..:(</text:span></text:p>
      <text:p text:style-name="P1"><text:span text:style-name="T1"/></text:p>
      <text:p text:style-name="P1"><text:span text:style-name="T1">git use</text:span></text:p>
      <text:p text:style-name="P1"><text:span text:style-name="T1">compare chnges over time</text:span></text:p>
      <text:p text:style-name="P1"><text:span text:style-name="T1">revert file to previous state..</text:span></text:p>
      <text:p text:style-name="P1"><text:span text:style-name="T1">see who modify what..:) intersting</text:span></text:p>
      <text:p text:style-name="P1"><text:span text:style-name="T1"/></text:p>
      <text:p text:style-name="P1"><text:span text:style-name="T1">commands</text:span></text:p>
      <text:p text:style-name="P1"><text:span text:style-name="T1">git init – intit git to our dir...first time use only</text:span></text:p>
      <text:p text:style-name="P1"><text:span text:style-name="T1"/></text:p>
      <text:p text:style-name="P1"><text:span text:style-name="T1">note--- need to install git first ..</text:span></text:p>
      <text:p text:style-name="P1"><text:span text:style-name="T1">just write git in terminal and terminal will help u..:)</text:span></text:p>
      <text:p text:style-name="P1"><text:span text:style-name="T1">som esudo command will come and copy and pate that.. </text:span></text:p>
      <text:p text:style-name="P1"><text:span text:style-name="T1"/></text:p>
      <text:p text:style-name="P1"><text:span text:style-name="T1"/></text:p>
      <text:p text:style-name="P1"><text:span text:style-name="T1">git status ... to check git status ..file needed to be added/commit/push</text:span></text:p>
      <text:p text:style-name="P1"><text:span text:style-name="T1">git add filename</text:span></text:p>
      <text:p text:style-name="P1"><text:span text:style-name="T1">adding file to git dir...</text:span></text:p>
      <text:p text:style-name="P1"><text:span text:style-name="T1"/></text:p>
      <text:p text:style-name="P1"><text:span text:style-name="T1">git commit -m “logical comment”</text:span></text:p>
      <text:p text:style-name="P1"><text:span text:style-name="T1">use to save chnges to staging environment ,needed to be down before push</text:span></text:p>
      <text:p text:style-name="P1"><text:span text:style-name="T1"/></text:p>
      <text:p text:style-name="P1"><text:span text:style-name="T1">git remote origin “github link”</text:span></text:p>
      <text:p text:style-name="P1"><text:span text:style-name="T1">needed to be given for the first time .. github website will guide u when u create repository...</text:span></text:p>
      <text:p text:style-name="P1"><text:span text:style-name="T1"/></text:p>
      <text:p text:style-name="P1"><text:span text:style-name="T1"/></text:p>
      <text:p text:style-name="P1"><text:span text:style-name="T1">git push -u origin master </text:span></text:p>
      <text:p text:style-name="P1"><text:span text:style-name="T1">master is a branch name...we can create several branch using brancing in git...</text:span></text:p>
      <text:p text:style-name="P1"><text:span text:style-name="T1"/></text:p>
      <text:p text:style-name="P1"><text:span text:style-name="T1"/></text:p>
      <text:p text:style-name="P1"><text:span text:style-name="T1">git clone “url of cloning repo..”</text:span></text:p>
      <text:p text:style-name="P1"><text:span text:style-name="T1">git pull </text:span></text:p>
      <text:p text:style-name="P1"><text:span text:style-name="T1">will update if there are changes in file reposui..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branching ...</text:span></text:p>
      <text:p text:style-name="P1"><text:span text:style-name="T1">To be continued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16:03:18.190593164</dc:date>
    <meta:editing-duration>PT11M43S</meta:editing-duration>
    <meta:editing-cycles>1</meta:editing-cycles>
    <meta:document-statistic meta:table-count="0" meta:image-count="0" meta:object-count="0" meta:page-count="1" meta:paragraph-count="29" meta:word-count="197" meta:character-count="1115" meta:non-whitespace-character-count="941"/>
    <meta:generator>LibreOffice/4.4.2.2$Linux_x86 LibreOffice_project/40m0$Build-2</meta:generator>
  </office:meta>
</office:document-meta>
</file>